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307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83in"/>
    </style:style>
    <style:style style:name="co6" style:family="table-column">
      <style:table-column-properties fo:break-before="auto" style:column-width="1.4146in"/>
    </style:style>
    <style:style style:name="co7" style:family="table-column">
      <style:table-column-properties fo:break-before="auto" style:column-width="1.5717in"/>
    </style:style>
    <style:style style:name="co8" style:family="table-column">
      <style:table-column-properties fo:break-before="auto" style:column-width="1.5319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1492in"/>
    </style:style>
    <style:style style:name="co12" style:family="table-column">
      <style:table-column-properties fo:break-before="auto" style:column-width="1.2866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1.1882in"/>
    </style:style>
    <style:style style:name="co15" style:family="table-column">
      <style:table-column-properties fo:break-before="auto" style:column-width="1.0701in"/>
    </style:style>
    <style:style style:name="co16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25">
      <style:table-cell-properties fo:background-color="#eeeeee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R-kN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5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 calcext:value-type="string">
            <text:p>Clasificador base</text:p>
          </table:table-cell>
          <table:table-cell table:style-name="ce1" office:value-type="string" calcext:value-type="string">
            <text:p>Parámetros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ccuracy↑</text:p>
          </table:table-cell>
          <table:table-cell table:style-name="ce1" office:value-type="string" calcext:value-type="string">
            <text:p>Hamming Loss↓</text:p>
          </table:table-cell>
          <table:table-cell table:style-name="ce1" office:value-type="string" calcext:value-type="string">
            <text:p>Coverage↑</text:p>
          </table:table-cell>
          <table:table-cell table:style-name="ce1" office:value-type="string" calcext:value-type="string">
            <text:p>Ranking loss↓</text:p>
          </table:table-cell>
          <table:table-cell table:style-name="ce1" office:value-type="string" calcext:value-type="string">
            <text:p>Avg precision macro↑</text:p>
          </table:table-cell>
          <table:table-cell table:style-name="ce1" office:value-type="string" calcext:value-type="string">
            <text:p>Avg precision micro↑</text:p>
          </table:table-cell>
          <table:table-cell table:style-name="ce1" office:value-type="string" calcext:value-type="string">
            <text:p>ROC AUC↑</text:p>
          </table:table-cell>
          <table:table-cell table:style-name="ce1" office:value-type="string" calcext:value-type="string">
            <text:p>f1 score (micro)↑</text:p>
          </table:table-cell>
          <table:table-cell table:style-name="ce1" office:value-type="string" calcext:value-type="string">
            <text:p>Recall (micro)↑</text:p>
          </table:table-cell>
          <table:table-cell table:style-name="ce1" office:value-type="string" calcext:value-type="string">
            <text:p>f1 score (macro)↑</text:p>
          </table:table-cell>
          <table:table-cell table:style-name="ce1" office:value-type="string" calcext:value-type="string">
            <text:p>Recall (macro)↑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5</text:p>
          </table:table-cell>
          <table:table-cell office:value-type="string" calcext:value-type="string">
            <text:p>classif20x20week_callin</text:p>
          </table:table-cell>
          <table:table-cell office:value-type="float" office:value="0.30509306584888" calcext:value-type="float">
            <text:p>0.305093</text:p>
          </table:table-cell>
          <table:table-cell office:value-type="float" office:value="0.20662524491" calcext:value-type="float">
            <text:p>0.206625</text:p>
          </table:table-cell>
          <table:table-cell office:value-type="float" office:value="3.52204837152512" calcext:value-type="float">
            <text:p>3.522048</text:p>
          </table:table-cell>
          <table:table-cell office:value-type="float" office:value="0.170789770486476" calcext:value-type="float">
            <text:p>0.170790</text:p>
          </table:table-cell>
          <table:table-cell office:value-type="float" office:value="0.724095489532095" calcext:value-type="float">
            <text:p>0.724095</text:p>
          </table:table-cell>
          <table:table-cell office:value-type="float" office:value="0.811131771605044" calcext:value-type="float">
            <text:p>0.811132</text:p>
          </table:table-cell>
          <table:table-cell office:value-type="float" office:value="0.867446073752017" calcext:value-type="float">
            <text:p>0.867446</text:p>
          </table:table-cell>
          <table:table-cell office:value-type="float" office:value="0.693232011653" calcext:value-type="float">
            <text:p>0.693232</text:p>
          </table:table-cell>
          <table:table-cell office:value-type="float" office:value="0.679572973323" calcext:value-type="float">
            <text:p>0.679573</text:p>
          </table:table-cell>
          <table:table-cell office:value-type="float" office:value="0.737373737374" calcext:value-type="float">
            <text:p>0.737374</text:p>
          </table:table-cell>
          <table:table-cell office:value-type="float" office:value="0.722772277228" calcext:value-type="float">
            <text:p>0.722772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10</text:p>
          </table:table-cell>
          <table:table-cell office:value-type="string" calcext:value-type="string">
            <text:p>classif20x20week_callin</text:p>
          </table:table-cell>
          <table:table-cell office:value-type="float" office:value="0.321378169633984" calcext:value-type="float">
            <text:p>0.321378</text:p>
          </table:table-cell>
          <table:table-cell office:value-type="float" office:value="0.203056064306" calcext:value-type="float">
            <text:p>0.203056</text:p>
          </table:table-cell>
          <table:table-cell office:value-type="float" office:value="3.43439262288099" calcext:value-type="float">
            <text:p>3.434393</text:p>
          </table:table-cell>
          <table:table-cell office:value-type="float" office:value="0.161608468171937" calcext:value-type="float">
            <text:p>0.161608</text:p>
          </table:table-cell>
          <table:table-cell office:value-type="float" office:value="0.73375366601897" calcext:value-type="float">
            <text:p>0.733754</text:p>
          </table:table-cell>
          <table:table-cell office:value-type="float" office:value="0.828090805658024" calcext:value-type="float">
            <text:p>0.828091</text:p>
          </table:table-cell>
          <table:table-cell office:value-type="float" office:value="0.870037845010914" calcext:value-type="float">
            <text:p>0.870038</text:p>
          </table:table-cell>
          <table:table-cell office:value-type="float" office:value="0.573691239316" calcext:value-type="float">
            <text:p>0.573691</text:p>
          </table:table-cell>
          <table:table-cell office:value-type="float" office:value="0.528689944315" calcext:value-type="float">
            <text:p>0.528690</text:p>
          </table:table-cell>
          <table:table-cell office:value-type="float" office:value="0.68156424581" calcext:value-type="float">
            <text:p>0.681564</text:p>
          </table:table-cell>
          <table:table-cell office:value-type="float" office:value="0.60396039604" calcext:value-type="float">
            <text:p>0.603960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5</text:p>
          </table:table-cell>
          <table:table-cell office:value-type="string" calcext:value-type="string">
            <text:p>classif20x20week_callout</text:p>
          </table:table-cell>
          <table:table-cell office:value-type="float" office:value="0.341632452912941" calcext:value-type="float">
            <text:p>0.341632</text:p>
          </table:table-cell>
          <table:table-cell office:value-type="float" office:value="0.19732926175" calcext:value-type="float">
            <text:p>0.197329</text:p>
          </table:table-cell>
          <table:table-cell office:value-type="float" office:value="3.55289577631041" calcext:value-type="float">
            <text:p>3.552896</text:p>
          </table:table-cell>
          <table:table-cell office:value-type="float" office:value="0.177135981490656" calcext:value-type="float">
            <text:p>0.177136</text:p>
          </table:table-cell>
          <table:table-cell office:value-type="float" office:value="0.732857835880741" calcext:value-type="float">
            <text:p>0.732858</text:p>
          </table:table-cell>
          <table:table-cell office:value-type="float" office:value="0.813187914813546" calcext:value-type="float">
            <text:p>0.813188</text:p>
          </table:table-cell>
          <table:table-cell office:value-type="float" office:value="0.872966556451472" calcext:value-type="float">
            <text:p>0.872967</text:p>
          </table:table-cell>
          <table:table-cell office:value-type="float" office:value="0.589768849328" calcext:value-type="float">
            <text:p>0.589769</text:p>
          </table:table-cell>
          <table:table-cell office:value-type="float" office:value="0.572675935176" calcext:value-type="float">
            <text:p>0.572676</text:p>
          </table:table-cell>
          <table:table-cell office:value-type="float" office:value="0.747572815534" calcext:value-type="float">
            <text:p>0.747573</text:p>
          </table:table-cell>
          <table:table-cell office:value-type="float" office:value="0.72641509434" calcext:value-type="float">
            <text:p>0.726415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10</text:p>
          </table:table-cell>
          <table:table-cell office:value-type="string" calcext:value-type="string">
            <text:p>classif20x20week_callout</text:p>
          </table:table-cell>
          <table:table-cell office:value-type="float" office:value="0.320467784248272" calcext:value-type="float">
            <text:p>0.320468</text:p>
          </table:table-cell>
          <table:table-cell office:value-type="float" office:value="0.195840186237" calcext:value-type="float">
            <text:p>0.195840</text:p>
          </table:table-cell>
          <table:table-cell office:value-type="float" office:value="3.45742448608302" calcext:value-type="float">
            <text:p>3.457424</text:p>
          </table:table-cell>
          <table:table-cell office:value-type="float" office:value="0.16248954438741" calcext:value-type="float">
            <text:p>0.162490</text:p>
          </table:table-cell>
          <table:table-cell office:value-type="float" office:value="0.735749324084002" calcext:value-type="float">
            <text:p>0.735749</text:p>
          </table:table-cell>
          <table:table-cell office:value-type="float" office:value="0.836524480125139" calcext:value-type="float">
            <text:p>0.836524</text:p>
          </table:table-cell>
          <table:table-cell office:value-type="float" office:value="0.878954799177371" calcext:value-type="float">
            <text:p>0.878955</text:p>
          </table:table-cell>
          <table:table-cell office:value-type="float" office:value="0.594623594099" calcext:value-type="float">
            <text:p>0.594624</text:p>
          </table:table-cell>
          <table:table-cell office:value-type="float" office:value="0.559111721612" calcext:value-type="float">
            <text:p>0.559112</text:p>
          </table:table-cell>
          <table:table-cell office:value-type="float" office:value="0.748717948718" calcext:value-type="float">
            <text:p>0.748718</text:p>
          </table:table-cell>
          <table:table-cell office:value-type="float" office:value="0.688679245283" calcext:value-type="float">
            <text:p>0.688679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5</text:p>
          </table:table-cell>
          <table:table-cell office:value-type="string" calcext:value-type="string">
            <text:p>classif20x20week_internet</text:p>
          </table:table-cell>
          <table:table-cell office:value-type="float" office:value="0.295533065921384" calcext:value-type="float">
            <text:p>0.295533</text:p>
          </table:table-cell>
          <table:table-cell office:value-type="float" office:value="0.229551038096" calcext:value-type="float">
            <text:p>0.229551</text:p>
          </table:table-cell>
          <table:table-cell office:value-type="float" office:value="3.73082846585735" calcext:value-type="float">
            <text:p>3.730828</text:p>
          </table:table-cell>
          <table:table-cell office:value-type="float" office:value="0.217710805417106" calcext:value-type="float">
            <text:p>0.217711</text:p>
          </table:table-cell>
          <table:table-cell office:value-type="float" office:value="0.680468010539608" calcext:value-type="float">
            <text:p>0.680468</text:p>
          </table:table-cell>
          <table:table-cell office:value-type="float" office:value="0.783427655806751" calcext:value-type="float">
            <text:p>0.783428</text:p>
          </table:table-cell>
          <table:table-cell office:value-type="float" office:value="0.844895808897266" calcext:value-type="float">
            <text:p>0.844896</text:p>
          </table:table-cell>
          <table:table-cell office:value-type="float" office:value="0.683979580361" calcext:value-type="float">
            <text:p>0.683980</text:p>
          </table:table-cell>
          <table:table-cell office:value-type="float" office:value="0.642941086691" calcext:value-type="float">
            <text:p>0.642941</text:p>
          </table:table-cell>
          <table:table-cell office:value-type="float" office:value="0.748717948718" calcext:value-type="float">
            <text:p>0.748718</text:p>
          </table:table-cell>
          <table:table-cell office:value-type="float" office:value="0.708737864078" calcext:value-type="float">
            <text:p>0.708738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10</text:p>
          </table:table-cell>
          <table:table-cell office:value-type="string" calcext:value-type="string">
            <text:p>classif20x20week_internet</text:p>
          </table:table-cell>
          <table:table-cell office:value-type="float" office:value="0.265556647745351" calcext:value-type="float">
            <text:p>0.265557</text:p>
          </table:table-cell>
          <table:table-cell office:value-type="float" office:value="0.236627151256" calcext:value-type="float">
            <text:p>0.236627</text:p>
          </table:table-cell>
          <table:table-cell office:value-type="float" office:value="3.57894625628259" calcext:value-type="float">
            <text:p>3.578946</text:p>
          </table:table-cell>
          <table:table-cell office:value-type="float" office:value="0.193544090942893" calcext:value-type="float">
            <text:p>0.193544</text:p>
          </table:table-cell>
          <table:table-cell office:value-type="float" office:value="0.687080661075119" calcext:value-type="float">
            <text:p>0.687081</text:p>
          </table:table-cell>
          <table:table-cell office:value-type="float" office:value="0.80526787998399" calcext:value-type="float">
            <text:p>0.805268</text:p>
          </table:table-cell>
          <table:table-cell office:value-type="float" office:value="0.850749329724076" calcext:value-type="float">
            <text:p>0.850749</text:p>
          </table:table-cell>
          <table:table-cell office:value-type="float" office:value="0.604334288205" calcext:value-type="float">
            <text:p>0.604334</text:p>
          </table:table-cell>
          <table:table-cell office:value-type="float" office:value="0.540613553114" calcext:value-type="float">
            <text:p>0.540614</text:p>
          </table:table-cell>
          <table:table-cell office:value-type="float" office:value="0.696132596685" calcext:value-type="float">
            <text:p>0.696133</text:p>
          </table:table-cell>
          <table:table-cell office:value-type="float" office:value="0.611650485437" calcext:value-type="float">
            <text:p>0.611650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5</text:p>
          </table:table-cell>
          <table:table-cell office:value-type="string" calcext:value-type="string">
            <text:p>classif20x20week_smsin</text:p>
          </table:table-cell>
          <table:table-cell office:value-type="float" office:value="0.338252671416313" calcext:value-type="float">
            <text:p>0.338253</text:p>
          </table:table-cell>
          <table:table-cell office:value-type="float" office:value="0.190287166614" calcext:value-type="float">
            <text:p>0.190287</text:p>
          </table:table-cell>
          <table:table-cell office:value-type="float" office:value="3.49597336883594" calcext:value-type="float">
            <text:p>3.495973</text:p>
          </table:table-cell>
          <table:table-cell office:value-type="float" office:value="0.162924020311492" calcext:value-type="float">
            <text:p>0.162924</text:p>
          </table:table-cell>
          <table:table-cell office:value-type="float" office:value="0.735870899197445" calcext:value-type="float">
            <text:p>0.735871</text:p>
          </table:table-cell>
          <table:table-cell office:value-type="float" office:value="0.827346110471031" calcext:value-type="float">
            <text:p>0.827346</text:p>
          </table:table-cell>
          <table:table-cell office:value-type="float" office:value="0.881178524747" calcext:value-type="float">
            <text:p>0.881179</text:p>
          </table:table-cell>
          <table:table-cell office:value-type="float" office:value="0.72369653015" calcext:value-type="float">
            <text:p>0.723697</text:p>
          </table:table-cell>
          <table:table-cell office:value-type="float" office:value="0.701030183267" calcext:value-type="float">
            <text:p>0.701030</text:p>
          </table:table-cell>
          <table:table-cell office:value-type="float" office:value="0.795918367347" calcext:value-type="float">
            <text:p>0.795918</text:p>
          </table:table-cell>
          <table:table-cell office:value-type="float" office:value="0.772277227723" calcext:value-type="float">
            <text:p>0.772277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10</text:p>
          </table:table-cell>
          <table:table-cell office:value-type="string" calcext:value-type="string">
            <text:p>classif20x20week_smsin</text:p>
          </table:table-cell>
          <table:table-cell office:value-type="float" office:value="0.336990638875211" calcext:value-type="float">
            <text:p>0.336991</text:p>
          </table:table-cell>
          <table:table-cell office:value-type="float" office:value="0.200613322971" calcext:value-type="float">
            <text:p>0.200613</text:p>
          </table:table-cell>
          <table:table-cell office:value-type="float" office:value="3.35651079354217" calcext:value-type="float">
            <text:p>3.356511</text:p>
          </table:table-cell>
          <table:table-cell office:value-type="float" office:value="0.150373966867552" calcext:value-type="float">
            <text:p>0.150374</text:p>
          </table:table-cell>
          <table:table-cell office:value-type="float" office:value="0.741835097655868" calcext:value-type="float">
            <text:p>0.741835</text:p>
          </table:table-cell>
          <table:table-cell office:value-type="float" office:value="0.842644534017012" calcext:value-type="float">
            <text:p>0.842645</text:p>
          </table:table-cell>
          <table:table-cell office:value-type="float" office:value="0.882469516262326" calcext:value-type="float">
            <text:p>0.882470</text:p>
          </table:table-cell>
          <table:table-cell office:value-type="float" office:value="0.669432699084" calcext:value-type="float">
            <text:p>0.669433</text:p>
          </table:table-cell>
          <table:table-cell office:value-type="float" office:value="0.598349147198" calcext:value-type="float">
            <text:p>0.598349</text:p>
          </table:table-cell>
          <table:table-cell office:value-type="float" office:value="0.747252747253" calcext:value-type="float">
            <text:p>0.747253</text:p>
          </table:table-cell>
          <table:table-cell office:value-type="float" office:value="0.673267326733" calcext:value-type="float">
            <text:p>0.673267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5</text:p>
          </table:table-cell>
          <table:table-cell office:value-type="string" calcext:value-type="string">
            <text:p>classif20x20week_smsout</text:p>
          </table:table-cell>
          <table:table-cell office:value-type="float" office:value="0.345415767331536" calcext:value-type="float">
            <text:p>0.345416</text:p>
          </table:table-cell>
          <table:table-cell office:value-type="float" office:value="0.198334346443" calcext:value-type="float">
            <text:p>0.198334</text:p>
          </table:table-cell>
          <table:table-cell office:value-type="float" office:value="3.47567376432237" calcext:value-type="float">
            <text:p>3.475674</text:p>
          </table:table-cell>
          <table:table-cell office:value-type="float" office:value="0.166943563467623" calcext:value-type="float">
            <text:p>0.166944</text:p>
          </table:table-cell>
          <table:table-cell office:value-type="float" office:value="0.732392643980634" calcext:value-type="float">
            <text:p>0.732393</text:p>
          </table:table-cell>
          <table:table-cell office:value-type="float" office:value="0.818333251110834" calcext:value-type="float">
            <text:p>0.818333</text:p>
          </table:table-cell>
          <table:table-cell office:value-type="float" office:value="0.875614268836779" calcext:value-type="float">
            <text:p>0.875614</text:p>
          </table:table-cell>
          <table:table-cell office:value-type="float" office:value="0.664926292191" calcext:value-type="float">
            <text:p>0.664926</text:p>
          </table:table-cell>
          <table:table-cell office:value-type="float" office:value="0.629297650234" calcext:value-type="float">
            <text:p>0.629298</text:p>
          </table:table-cell>
          <table:table-cell office:value-type="float" office:value="0.723404255319" calcext:value-type="float">
            <text:p>0.723404</text:p>
          </table:table-cell>
          <table:table-cell office:value-type="float" office:value="0.686868686869" calcext:value-type="float">
            <text:p>0.686869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6 labels, n_neighbors= 10</text:p>
          </table:table-cell>
          <table:table-cell office:value-type="string" calcext:value-type="string">
            <text:p>classif20x20week_smsout</text:p>
          </table:table-cell>
          <table:table-cell office:value-type="float" office:value="0.333468587702847" calcext:value-type="float">
            <text:p>0.333469</text:p>
          </table:table-cell>
          <table:table-cell office:value-type="float" office:value="0.203356470863" calcext:value-type="float">
            <text:p>0.203356</text:p>
          </table:table-cell>
          <table:table-cell office:value-type="float" office:value="3.3811411326244" calcext:value-type="float">
            <text:p>3.381141</text:p>
          </table:table-cell>
          <table:table-cell office:value-type="float" office:value="0.155616124468164" calcext:value-type="float">
            <text:p>0.155616</text:p>
          </table:table-cell>
          <table:table-cell office:value-type="float" office:value="0.740172297105187" calcext:value-type="float">
            <text:p>0.740172</text:p>
          </table:table-cell>
          <table:table-cell office:value-type="float" office:value="0.834698187833383" calcext:value-type="float">
            <text:p>0.834698</text:p>
          </table:table-cell>
          <table:table-cell office:value-type="float" office:value="0.878616625490232" calcext:value-type="float">
            <text:p>0.878617</text:p>
          </table:table-cell>
          <table:table-cell office:value-type="float" office:value="0.596947890819" calcext:value-type="float">
            <text:p>0.596948</text:p>
          </table:table-cell>
          <table:table-cell office:value-type="float" office:value="0.542896126062" calcext:value-type="float">
            <text:p>0.542896</text:p>
          </table:table-cell>
          <table:table-cell office:value-type="float" office:value="0.696629213483" calcext:value-type="float">
            <text:p>0.696629</text:p>
          </table:table-cell>
          <table:table-cell office:value-type="float" office:value="0.626262626263" calcext:value-type="float">
            <text:p>0.626263</text:p>
          </table:table-cell>
        </table:table-row>
        <table:table-row table:style-name="ro1">
          <table:table-cell table:style-name="ce3"/>
          <table:table-cell table:style-name="ce5" table:number-columns-repeated="2"/>
          <table:table-cell table:style-name="ce7" table:number-columns-repeated="11"/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5</text:p>
          </table:table-cell>
          <table:table-cell office:value-type="string" calcext:value-type="string">
            <text:p>classif20x20week_callin</text:p>
          </table:table-cell>
          <table:table-cell office:value-type="float" office:value="0.422942448183813" calcext:value-type="float">
            <text:p>0.422942</text:p>
          </table:table-cell>
          <table:table-cell office:value-type="float" office:value="0.198117045253" calcext:value-type="float">
            <text:p>0.198117</text:p>
          </table:table-cell>
          <table:table-cell office:value-type="float" office:value="2.89142430009314" calcext:value-type="float">
            <text:p>2.891424</text:p>
          </table:table-cell>
          <table:table-cell office:value-type="float" office:value="0.153105155472345" calcext:value-type="float">
            <text:p>0.153105</text:p>
          </table:table-cell>
          <table:table-cell office:value-type="float" office:value="0.787613974808487" calcext:value-type="float">
            <text:p>0.787614</text:p>
          </table:table-cell>
          <table:table-cell office:value-type="float" office:value="0.843199019541524" calcext:value-type="float">
            <text:p>0.843199</text:p>
          </table:table-cell>
          <table:table-cell office:value-type="float" office:value="0.886666331720284" calcext:value-type="float">
            <text:p>0.886666</text:p>
          </table:table-cell>
          <table:table-cell office:value-type="float" office:value="0.700630597473" calcext:value-type="float">
            <text:p>0.700631</text:p>
          </table:table-cell>
          <table:table-cell office:value-type="float" office:value="0.690961538462" calcext:value-type="float">
            <text:p>0.690962</text:p>
          </table:table-cell>
          <table:table-cell office:value-type="float" office:value="0.756756756757" calcext:value-type="float">
            <text:p>0.756757</text:p>
          </table:table-cell>
          <table:table-cell office:value-type="float" office:value="0.744680851064" calcext:value-type="float">
            <text:p>0.744681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10</text:p>
          </table:table-cell>
          <table:table-cell office:value-type="string" calcext:value-type="string">
            <text:p>classif20x20week_callin</text:p>
          </table:table-cell>
          <table:table-cell office:value-type="float" office:value="0.422266843425156" calcext:value-type="float">
            <text:p>0.422267</text:p>
          </table:table-cell>
          <table:table-cell office:value-type="float" office:value="0.196770297291" calcext:value-type="float">
            <text:p>0.196770</text:p>
          </table:table-cell>
          <table:table-cell office:value-type="float" office:value="2.83253891551821" calcext:value-type="float">
            <text:p>2.832539</text:p>
          </table:table-cell>
          <table:table-cell office:value-type="float" office:value="0.144038329335016" calcext:value-type="float">
            <text:p>0.144038</text:p>
          </table:table-cell>
          <table:table-cell office:value-type="float" office:value="0.785988932261135" calcext:value-type="float">
            <text:p>0.785989</text:p>
          </table:table-cell>
          <table:table-cell office:value-type="float" office:value="0.856957709705344" calcext:value-type="float">
            <text:p>0.856958</text:p>
          </table:table-cell>
          <table:table-cell office:value-type="float" office:value="0.889259116373242" calcext:value-type="float">
            <text:p>0.889259</text:p>
          </table:table-cell>
          <table:table-cell office:value-type="float" office:value="0.710567765568" calcext:value-type="float">
            <text:p>0.710568</text:p>
          </table:table-cell>
          <table:table-cell office:value-type="float" office:value="0.640961538462" calcext:value-type="float">
            <text:p>0.640962</text:p>
          </table:table-cell>
          <table:table-cell office:value-type="float" office:value="0.78612716763" calcext:value-type="float">
            <text:p>0.786127</text:p>
          </table:table-cell>
          <table:table-cell office:value-type="float" office:value="0.723404255319" calcext:value-type="float">
            <text:p>0.723404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5</text:p>
          </table:table-cell>
          <table:table-cell office:value-type="string" calcext:value-type="string">
            <text:p>classif20x20week_callout</text:p>
          </table:table-cell>
          <table:table-cell office:value-type="float" office:value="0.450174049264266" calcext:value-type="float">
            <text:p>0.450174</text:p>
          </table:table-cell>
          <table:table-cell office:value-type="float" office:value="0.178952206971" calcext:value-type="float">
            <text:p>0.178952</text:p>
          </table:table-cell>
          <table:table-cell office:value-type="float" office:value="2.87081496582549" calcext:value-type="float">
            <text:p>2.870815</text:p>
          </table:table-cell>
          <table:table-cell office:value-type="float" office:value="0.145299830715801" calcext:value-type="float">
            <text:p>0.145300</text:p>
          </table:table-cell>
          <table:table-cell office:value-type="float" office:value="0.796919811660938" calcext:value-type="float">
            <text:p>0.796920</text:p>
          </table:table-cell>
          <table:table-cell office:value-type="float" office:value="0.847356328139172" calcext:value-type="float">
            <text:p>0.847356</text:p>
          </table:table-cell>
          <table:table-cell office:value-type="float" office:value="0.892769042851303" calcext:value-type="float">
            <text:p>0.892769</text:p>
          </table:table-cell>
          <table:table-cell office:value-type="float" office:value="0.801234639017" calcext:value-type="float">
            <text:p>0.801235</text:p>
          </table:table-cell>
          <table:table-cell office:value-type="float" office:value="0.785663919414" calcext:value-type="float">
            <text:p>0.785664</text:p>
          </table:table-cell>
          <table:table-cell office:value-type="float" office:value="0.830409356725" calcext:value-type="float">
            <text:p>0.830409</text:p>
          </table:table-cell>
          <table:table-cell office:value-type="float" office:value="0.816091954023" calcext:value-type="float">
            <text:p>0.816092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10</text:p>
          </table:table-cell>
          <table:table-cell office:value-type="string" calcext:value-type="string">
            <text:p>classif20x20week_callout</text:p>
          </table:table-cell>
          <table:table-cell office:value-type="float" office:value="0.427311010630114" calcext:value-type="float">
            <text:p>0.427311</text:p>
          </table:table-cell>
          <table:table-cell office:value-type="float" office:value="0.182016246767" calcext:value-type="float">
            <text:p>0.182016</text:p>
          </table:table-cell>
          <table:table-cell office:value-type="float" office:value="2.81617143862099" calcext:value-type="float">
            <text:p>2.816171</text:p>
          </table:table-cell>
          <table:table-cell office:value-type="float" office:value="0.131743949069045" calcext:value-type="float">
            <text:p>0.131744</text:p>
          </table:table-cell>
          <table:table-cell office:value-type="float" office:value="0.790530405661352" calcext:value-type="float">
            <text:p>0.790530</text:p>
          </table:table-cell>
          <table:table-cell office:value-type="float" office:value="0.863997517250117" calcext:value-type="float">
            <text:p>0.863998</text:p>
          </table:table-cell>
          <table:table-cell office:value-type="float" office:value="0.899176874483447" calcext:value-type="float">
            <text:p>0.899177</text:p>
          </table:table-cell>
          <table:table-cell office:value-type="float" office:value="0.772307692308" calcext:value-type="float">
            <text:p>0.772308</text:p>
          </table:table-cell>
          <table:table-cell office:value-type="float" office:value="0.741524725275" calcext:value-type="float">
            <text:p>0.741525</text:p>
          </table:table-cell>
          <table:table-cell office:value-type="float" office:value="0.812121212121" calcext:value-type="float">
            <text:p>0.812121</text:p>
          </table:table-cell>
          <table:table-cell office:value-type="float" office:value="0.770114942529" calcext:value-type="float">
            <text:p>0.770115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5</text:p>
          </table:table-cell>
          <table:table-cell office:value-type="string" calcext:value-type="string">
            <text:p>classif20x20week_internet</text:p>
          </table:table-cell>
          <table:table-cell office:value-type="float" office:value="0.430220403259556" calcext:value-type="float">
            <text:p>0.430220</text:p>
          </table:table-cell>
          <table:table-cell office:value-type="float" office:value="0.205766000367" calcext:value-type="float">
            <text:p>0.205766</text:p>
          </table:table-cell>
          <table:table-cell office:value-type="float" office:value="2.9930687295161" calcext:value-type="float">
            <text:p>2.993069</text:p>
          </table:table-cell>
          <table:table-cell office:value-type="float" office:value="0.177252331892897" calcext:value-type="float">
            <text:p>0.177252</text:p>
          </table:table-cell>
          <table:table-cell office:value-type="float" office:value="0.755547727183132" calcext:value-type="float">
            <text:p>0.755548</text:p>
          </table:table-cell>
          <table:table-cell office:value-type="float" office:value="0.833726301621979" calcext:value-type="float">
            <text:p>0.833726</text:p>
          </table:table-cell>
          <table:table-cell office:value-type="float" office:value="0.878424525904523" calcext:value-type="float">
            <text:p>0.878425</text:p>
          </table:table-cell>
          <table:table-cell office:value-type="float" office:value="0.758857944381" calcext:value-type="float">
            <text:p>0.758858</text:p>
          </table:table-cell>
          <table:table-cell office:value-type="float" office:value="0.778169330669" calcext:value-type="float">
            <text:p>0.778169</text:p>
          </table:table-cell>
          <table:table-cell office:value-type="float" office:value="0.804597701149" calcext:value-type="float">
            <text:p>0.804598</text:p>
          </table:table-cell>
          <table:table-cell office:value-type="float" office:value="0.813953488372" calcext:value-type="float">
            <text:p>0.813953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10</text:p>
          </table:table-cell>
          <table:table-cell office:value-type="string" calcext:value-type="string">
            <text:p>classif20x20week_internet</text:p>
          </table:table-cell>
          <table:table-cell office:value-type="float" office:value="0.375113393239196" calcext:value-type="float">
            <text:p>0.375113</text:p>
          </table:table-cell>
          <table:table-cell office:value-type="float" office:value="0.218808755002" calcext:value-type="float">
            <text:p>0.218809</text:p>
          </table:table-cell>
          <table:table-cell office:value-type="float" office:value="2.97310372554275" calcext:value-type="float">
            <text:p>2.973104</text:p>
          </table:table-cell>
          <table:table-cell office:value-type="float" office:value="0.173694385863032" calcext:value-type="float">
            <text:p>0.173694</text:p>
          </table:table-cell>
          <table:table-cell office:value-type="float" office:value="0.746133637282086" calcext:value-type="float">
            <text:p>0.746134</text:p>
          </table:table-cell>
          <table:table-cell office:value-type="float" office:value="0.846068338946175" calcext:value-type="float">
            <text:p>0.846068</text:p>
          </table:table-cell>
          <table:table-cell office:value-type="float" office:value="0.877580271109081" calcext:value-type="float">
            <text:p>0.877580</text:p>
          </table:table-cell>
          <table:table-cell office:value-type="float" office:value="0.66" calcext:value-type="float">
            <text:p>0.660000</text:p>
          </table:table-cell>
          <table:table-cell office:value-type="float" office:value="0.575591908092" calcext:value-type="float">
            <text:p>0.575592</text:p>
          </table:table-cell>
          <table:table-cell office:value-type="float" office:value="0.761290322581" calcext:value-type="float">
            <text:p>0.761290</text:p>
          </table:table-cell>
          <table:table-cell office:value-type="float" office:value="0.686046511628" calcext:value-type="float">
            <text:p>0.686047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5</text:p>
          </table:table-cell>
          <table:table-cell office:value-type="string" calcext:value-type="string">
            <text:p>classif20x20week_smsin</text:p>
          </table:table-cell>
          <table:table-cell office:value-type="float" office:value="0.471659099958201" calcext:value-type="float">
            <text:p>0.471659</text:p>
          </table:table-cell>
          <table:table-cell office:value-type="float" office:value="0.178898092297" calcext:value-type="float">
            <text:p>0.178898</text:p>
          </table:table-cell>
          <table:table-cell office:value-type="float" office:value="2.8769398157556" calcext:value-type="float">
            <text:p>2.876940</text:p>
          </table:table-cell>
          <table:table-cell office:value-type="float" office:value="0.146206776416982" calcext:value-type="float">
            <text:p>0.146207</text:p>
          </table:table-cell>
          <table:table-cell office:value-type="float" office:value="0.796197735004102" calcext:value-type="float">
            <text:p>0.796198</text:p>
          </table:table-cell>
          <table:table-cell office:value-type="float" office:value="0.860545647994127" calcext:value-type="float">
            <text:p>0.860546</text:p>
          </table:table-cell>
          <table:table-cell office:value-type="float" office:value="0.900416425563931" calcext:value-type="float">
            <text:p>0.900416</text:p>
          </table:table-cell>
          <table:table-cell office:value-type="float" office:value="0.745747690079" calcext:value-type="float">
            <text:p>0.745748</text:p>
          </table:table-cell>
          <table:table-cell office:value-type="float" office:value="0.716914335664" calcext:value-type="float">
            <text:p>0.716914</text:p>
          </table:table-cell>
          <table:table-cell office:value-type="float" office:value="0.795454545455" calcext:value-type="float">
            <text:p>0.795455</text:p>
          </table:table-cell>
          <table:table-cell office:value-type="float" office:value="0.760869565217" calcext:value-type="float">
            <text:p>0.760870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10</text:p>
          </table:table-cell>
          <table:table-cell office:value-type="string" calcext:value-type="string">
            <text:p>classif20x20week_smsin</text:p>
          </table:table-cell>
          <table:table-cell office:value-type="float" office:value="0.449881092811131" calcext:value-type="float">
            <text:p>0.449881</text:p>
          </table:table-cell>
          <table:table-cell office:value-type="float" office:value="0.191743571189" calcext:value-type="float">
            <text:p>0.191744</text:p>
          </table:table-cell>
          <table:table-cell office:value-type="float" office:value="2.8050193091496" calcext:value-type="float">
            <text:p>2.805019</text:p>
          </table:table-cell>
          <table:table-cell office:value-type="float" office:value="0.138653043975573" calcext:value-type="float">
            <text:p>0.138653</text:p>
          </table:table-cell>
          <table:table-cell office:value-type="float" office:value="0.796764132304297" calcext:value-type="float">
            <text:p>0.796764</text:p>
          </table:table-cell>
          <table:table-cell office:value-type="float" office:value="0.869322789682199" calcext:value-type="float">
            <text:p>0.869323</text:p>
          </table:table-cell>
          <table:table-cell office:value-type="float" office:value="0.898256638789326" calcext:value-type="float">
            <text:p>0.898257</text:p>
          </table:table-cell>
          <table:table-cell office:value-type="float" office:value="0.737270265966" calcext:value-type="float">
            <text:p>0.737270</text:p>
          </table:table-cell>
          <table:table-cell office:value-type="float" office:value="0.695078671329" calcext:value-type="float">
            <text:p>0.695079</text:p>
          </table:table-cell>
          <table:table-cell office:value-type="float" office:value="0.788235294118" calcext:value-type="float">
            <text:p>0.788235</text:p>
          </table:table-cell>
          <table:table-cell office:value-type="float" office:value="0.728260869565" calcext:value-type="float">
            <text:p>0.728261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5</text:p>
          </table:table-cell>
          <table:table-cell office:value-type="string" calcext:value-type="string">
            <text:p>classif20x20week_smsout</text:p>
          </table:table-cell>
          <table:table-cell office:value-type="float" office:value="0.49873365620955" calcext:value-type="float">
            <text:p>0.498734</text:p>
          </table:table-cell>
          <table:table-cell office:value-type="float" office:value="0.176140443882" calcext:value-type="float">
            <text:p>0.176140</text:p>
          </table:table-cell>
          <table:table-cell office:value-type="float" office:value="2.88785650915543" calcext:value-type="float">
            <text:p>2.887857</text:p>
          </table:table-cell>
          <table:table-cell office:value-type="float" office:value="0.152767842425741" calcext:value-type="float">
            <text:p>0.152768</text:p>
          </table:table-cell>
          <table:table-cell office:value-type="float" office:value="0.799457003230495" calcext:value-type="float">
            <text:p>0.799457</text:p>
          </table:table-cell>
          <table:table-cell office:value-type="float" office:value="0.845717209863827" calcext:value-type="float">
            <text:p>0.845717</text:p>
          </table:table-cell>
          <table:table-cell office:value-type="float" office:value="0.892939023928594" calcext:value-type="float">
            <text:p>0.892939</text:p>
          </table:table-cell>
          <table:table-cell office:value-type="float" office:value="0.725490934187" calcext:value-type="float">
            <text:p>0.725491</text:p>
          </table:table-cell>
          <table:table-cell office:value-type="float" office:value="0.682692307692" calcext:value-type="float">
            <text:p>0.682692</text:p>
          </table:table-cell>
          <table:table-cell office:value-type="float" office:value="0.774566473988" calcext:value-type="float">
            <text:p>0.774566</text:p>
          </table:table-cell>
          <table:table-cell office:value-type="float" office:value="0.720430107527" calcext:value-type="float">
            <text:p>0.720430</text:p>
          </table:table-cell>
        </table:table-row>
        <table:table-row table:style-name="ro1">
          <table:table-cell office:value-type="string" calcext:value-type="string">
            <text:p>Binary Relevance – kNN</text:p>
          </table:table-cell>
          <table:table-cell office:value-type="string" calcext:value-type="string">
            <text:p>5 labels, n_neighbors= 10</text:p>
          </table:table-cell>
          <table:table-cell office:value-type="string" calcext:value-type="string">
            <text:p>classif20x20week_smsout</text:p>
          </table:table-cell>
          <table:table-cell office:value-type="float" office:value="0.457762591445235" calcext:value-type="float">
            <text:p>0.457763</text:p>
          </table:table-cell>
          <table:table-cell office:value-type="float" office:value="0.184241335428" calcext:value-type="float">
            <text:p>0.184241</text:p>
          </table:table-cell>
          <table:table-cell office:value-type="float" office:value="2.80369296944311" calcext:value-type="float">
            <text:p>2.803693</text:p>
          </table:table-cell>
          <table:table-cell office:value-type="float" office:value="0.138535058248615" calcext:value-type="float">
            <text:p>0.138535</text:p>
          </table:table-cell>
          <table:table-cell office:value-type="float" office:value="0.802408407898138" calcext:value-type="float">
            <text:p>0.802408</text:p>
          </table:table-cell>
          <table:table-cell office:value-type="float" office:value="0.865170984569708" calcext:value-type="float">
            <text:p>0.865171</text:p>
          </table:table-cell>
          <table:table-cell office:value-type="float" office:value="0.896157992373748" calcext:value-type="float">
            <text:p>0.896158</text:p>
          </table:table-cell>
          <table:table-cell office:value-type="float" office:value="0.70079656132" calcext:value-type="float">
            <text:p>0.700797</text:p>
          </table:table-cell>
          <table:table-cell office:value-type="float" office:value="0.657783882784" calcext:value-type="float">
            <text:p>0.657784</text:p>
          </table:table-cell>
          <table:table-cell office:value-type="float" office:value="0.760233918129" calcext:value-type="float">
            <text:p>0.760234</text:p>
          </table:table-cell>
          <table:table-cell office:value-type="float" office:value="0.698924731183" calcext:value-type="float">
            <text:p>0.698925</text:p>
          </table:table-cell>
        </table:table-row>
      </table:table>
      <table:table table:name="MlKNN" table:style-name="ta1">
        <table:table-column table:style-name="co12" table:default-cell-style-name="ce4"/>
        <table:table-column table:style-name="co13" table:default-cell-style-name="ce4"/>
        <table:table-column table:style-name="co3" table:default-cell-style-name="ce4"/>
        <table:table-column table:style-name="co4" table:default-cell-style-name="ce6"/>
        <table:table-column table:style-name="co14" table:default-cell-style-name="ce6"/>
        <table:table-column table:style-name="co4" table:default-cell-style-name="ce6"/>
        <table:table-column table:style-name="co15" table:default-cell-style-name="ce6"/>
        <table:table-column table:style-name="co7" table:default-cell-style-name="ce6"/>
        <table:table-column table:style-name="co8" table:default-cell-style-name="ce6"/>
        <table:table-column table:style-name="co4" table:default-cell-style-name="ce6"/>
        <table:table-column table:style-name="co9" table:default-cell-style-name="ce6"/>
        <table:table-column table:style-name="co16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1" office:value-type="string" calcext:value-type="string">
            <text:p>Clasificador base</text:p>
          </table:table-cell>
          <table:table-cell table:style-name="ce1" office:value-type="string" calcext:value-type="string">
            <text:p>Parámetros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ccuracy↑</text:p>
          </table:table-cell>
          <table:table-cell table:style-name="ce1" office:value-type="string" calcext:value-type="string">
            <text:p>Hamming Loss↓</text:p>
          </table:table-cell>
          <table:table-cell table:style-name="ce1" office:value-type="string" calcext:value-type="string">
            <text:p>Coverage↑</text:p>
          </table:table-cell>
          <table:table-cell table:style-name="ce1" office:value-type="string" calcext:value-type="string">
            <text:p>Ranking loss↓</text:p>
          </table:table-cell>
          <table:table-cell table:style-name="ce1" office:value-type="string" calcext:value-type="string">
            <text:p>Avg precision macro↑</text:p>
          </table:table-cell>
          <table:table-cell table:style-name="ce1" office:value-type="string" calcext:value-type="string">
            <text:p>Avg precision micro↑</text:p>
          </table:table-cell>
          <table:table-cell table:style-name="ce1" office:value-type="string" calcext:value-type="string">
            <text:p>ROC AUC↑</text:p>
          </table:table-cell>
          <table:table-cell table:style-name="ce1" office:value-type="string" calcext:value-type="string">
            <text:p>f1 score (micro)↑</text:p>
          </table:table-cell>
          <table:table-cell table:style-name="ce1" office:value-type="string" calcext:value-type="string">
            <text:p>Recall (micro)↑</text:p>
          </table:table-cell>
          <table:table-cell table:style-name="ce1" office:value-type="string" calcext:value-type="string">
            <text:p>f1 score (macro)↑</text:p>
          </table:table-cell>
          <table:table-cell table:style-name="ce1" office:value-type="string" calcext:value-type="string">
            <text:p>Recall (macro)↑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5</text:p>
          </table:table-cell>
          <table:table-cell office:value-type="string" calcext:value-type="string">
            <text:p>classif20x20week_callin</text:p>
          </table:table-cell>
          <table:table-cell office:value-type="float" office:value="0.302315288071102" calcext:value-type="float">
            <text:p>0.302315</text:p>
          </table:table-cell>
          <table:table-cell office:value-type="float" office:value="0.204392409916" calcext:value-type="float">
            <text:p>0.204392</text:p>
          </table:table-cell>
          <table:table-cell office:value-type="float" office:value="3.47202828179572" calcext:value-type="float">
            <text:p>3.472028</text:p>
          </table:table-cell>
          <table:table-cell office:value-type="float" office:value="0.166768592662004" calcext:value-type="float">
            <text:p>0.166769</text:p>
          </table:table-cell>
          <table:table-cell office:value-type="float" office:value="0.667974583185123" calcext:value-type="float">
            <text:p>0.667975</text:p>
          </table:table-cell>
          <table:table-cell office:value-type="float" office:value="0.783250089538237" calcext:value-type="float">
            <text:p>0.783250</text:p>
          </table:table-cell>
          <table:table-cell office:value-type="float" office:value="0.832439468990853" calcext:value-type="float">
            <text:p>0.832439</text:p>
          </table:table-cell>
          <table:table-cell office:value-type="float" office:value="0.705930424351" calcext:value-type="float">
            <text:p>0.705930</text:p>
          </table:table-cell>
          <table:table-cell office:value-type="float" office:value="0.70230024605" calcext:value-type="float">
            <text:p>0.702300</text:p>
          </table:table-cell>
          <table:table-cell office:value-type="float" office:value="0.756218905473" calcext:value-type="float">
            <text:p>0.756219</text:p>
          </table:table-cell>
          <table:table-cell office:value-type="float" office:value="0.752475247525" calcext:value-type="float">
            <text:p>0.752475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10</text:p>
          </table:table-cell>
          <table:table-cell office:value-type="string" calcext:value-type="string">
            <text:p>classif20x20week_callin</text:p>
          </table:table-cell>
          <table:table-cell office:value-type="float" office:value="0.315004543260357" calcext:value-type="float">
            <text:p>0.315005</text:p>
          </table:table-cell>
          <table:table-cell office:value-type="float" office:value="0.208556166056" calcext:value-type="float">
            <text:p>0.208556</text:p>
          </table:table-cell>
          <table:table-cell office:value-type="float" office:value="3.61784117045745" calcext:value-type="float">
            <text:p>3.617841</text:p>
          </table:table-cell>
          <table:table-cell office:value-type="float" office:value="0.189226148869075" calcext:value-type="float">
            <text:p>0.189226</text:p>
          </table:table-cell>
          <table:table-cell office:value-type="float" office:value="0.603901265195569" calcext:value-type="float">
            <text:p>0.603901</text:p>
          </table:table-cell>
          <table:table-cell office:value-type="float" office:value="0.764889938786336" calcext:value-type="float">
            <text:p>0.764890</text:p>
          </table:table-cell>
          <table:table-cell office:value-type="float" office:value="0.80886479222126" calcext:value-type="float">
            <text:p>0.808865</text:p>
          </table:table-cell>
          <table:table-cell office:value-type="float" office:value="0.577522656941" calcext:value-type="float">
            <text:p>0.577523</text:p>
          </table:table-cell>
          <table:table-cell office:value-type="float" office:value="0.554330969956" calcext:value-type="float">
            <text:p>0.554331</text:p>
          </table:table-cell>
          <table:table-cell office:value-type="float" office:value="0.684782608696" calcext:value-type="float">
            <text:p>0.684783</text:p>
          </table:table-cell>
          <table:table-cell office:value-type="float" office:value="0.623762376238" calcext:value-type="float">
            <text:p>0.623762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10</text:p>
          </table:table-cell>
          <table:table-cell office:value-type="string" calcext:value-type="string">
            <text:p>classif20x20week_callout</text:p>
          </table:table-cell>
          <table:table-cell office:value-type="float" office:value="0.323076286856775" calcext:value-type="float">
            <text:p>0.323076</text:p>
          </table:table-cell>
          <table:table-cell office:value-type="float" office:value="0.197739734295" calcext:value-type="float">
            <text:p>0.197740</text:p>
          </table:table-cell>
          <table:table-cell office:value-type="float" office:value="3.51877667048399" calcext:value-type="float">
            <text:p>3.518777</text:p>
          </table:table-cell>
          <table:table-cell office:value-type="float" office:value="0.165385292402569" calcext:value-type="float">
            <text:p>0.165385</text:p>
          </table:table-cell>
          <table:table-cell office:value-type="float" office:value="0.642110919829476" calcext:value-type="float">
            <text:p>0.642111</text:p>
          </table:table-cell>
          <table:table-cell office:value-type="float" office:value="0.802483000029924" calcext:value-type="float">
            <text:p>0.802483</text:p>
          </table:table-cell>
          <table:table-cell office:value-type="float" office:value="0.837028653131706" calcext:value-type="float">
            <text:p>0.837029</text:p>
          </table:table-cell>
          <table:table-cell office:value-type="float" office:value="0.520023991603" calcext:value-type="float">
            <text:p>0.520024</text:p>
          </table:table-cell>
          <table:table-cell office:value-type="float" office:value="0.53601953602" calcext:value-type="float">
            <text:p>0.536020</text:p>
          </table:table-cell>
          <table:table-cell office:value-type="float" office:value="0.748768472906" calcext:value-type="float">
            <text:p>0.748768</text:p>
          </table:table-cell>
          <table:table-cell office:value-type="float" office:value="0.716981132075" calcext:value-type="float">
            <text:p>0.716981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5</text:p>
          </table:table-cell>
          <table:table-cell office:value-type="string" calcext:value-type="string">
            <text:p>classif20x20week_callout</text:p>
          </table:table-cell>
          <table:table-cell office:value-type="float" office:value="0.341632452912941" calcext:value-type="float">
            <text:p>0.341632</text:p>
          </table:table-cell>
          <table:table-cell office:value-type="float" office:value="0.197726087147" calcext:value-type="float">
            <text:p>0.197726</text:p>
          </table:table-cell>
          <table:table-cell office:value-type="float" office:value="3.43946370025638" calcext:value-type="float">
            <text:p>3.439464</text:p>
          </table:table-cell>
          <table:table-cell office:value-type="float" office:value="0.160702721416644" calcext:value-type="float">
            <text:p>0.160703</text:p>
          </table:table-cell>
          <table:table-cell office:value-type="float" office:value="0.685849983850207" calcext:value-type="float">
            <text:p>0.685850</text:p>
          </table:table-cell>
          <table:table-cell office:value-type="float" office:value="0.799500987745324" calcext:value-type="float">
            <text:p>0.799501</text:p>
          </table:table-cell>
          <table:table-cell office:value-type="float" office:value="0.844953618912162" calcext:value-type="float">
            <text:p>0.844954</text:p>
          </table:table-cell>
          <table:table-cell office:value-type="float" office:value="0.588239237572" calcext:value-type="float">
            <text:p>0.588239</text:p>
          </table:table-cell>
          <table:table-cell office:value-type="float" office:value="0.57962037962" calcext:value-type="float">
            <text:p>0.579620</text:p>
          </table:table-cell>
          <table:table-cell office:value-type="float" office:value="0.746411483254" calcext:value-type="float">
            <text:p>0.746411</text:p>
          </table:table-cell>
          <table:table-cell office:value-type="float" office:value="0.735849056604" calcext:value-type="float">
            <text:p>0.735849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10</text:p>
          </table:table-cell>
          <table:table-cell office:value-type="string" calcext:value-type="string">
            <text:p>classif20x20week_internet</text:p>
          </table:table-cell>
          <table:table-cell office:value-type="float" office:value="0.281313116351627" calcext:value-type="float">
            <text:p>0.281313</text:p>
          </table:table-cell>
          <table:table-cell office:value-type="float" office:value="0.235419099573" calcext:value-type="float">
            <text:p>0.235419</text:p>
          </table:table-cell>
          <table:table-cell office:value-type="float" office:value="3.71483190251483" calcext:value-type="float">
            <text:p>3.714832</text:p>
          </table:table-cell>
          <table:table-cell office:value-type="float" office:value="0.208593996625848" calcext:value-type="float">
            <text:p>0.208594</text:p>
          </table:table-cell>
          <table:table-cell office:value-type="float" office:value="0.607963663850692" calcext:value-type="float">
            <text:p>0.607964</text:p>
          </table:table-cell>
          <table:table-cell office:value-type="float" office:value="0.762395909503958" calcext:value-type="float">
            <text:p>0.762396</text:p>
          </table:table-cell>
          <table:table-cell office:value-type="float" office:value="0.803343326641016" calcext:value-type="float">
            <text:p>0.803343</text:p>
          </table:table-cell>
          <table:table-cell office:value-type="float" office:value="0.627903167091" calcext:value-type="float">
            <text:p>0.627903</text:p>
          </table:table-cell>
          <table:table-cell office:value-type="float" office:value="0.597435897436" calcext:value-type="float">
            <text:p>0.597436</text:p>
          </table:table-cell>
          <table:table-cell office:value-type="float" office:value="0.746113989637" calcext:value-type="float">
            <text:p>0.746114</text:p>
          </table:table-cell>
          <table:table-cell office:value-type="float" office:value="0.699029126214" calcext:value-type="float">
            <text:p>0.699029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5</text:p>
          </table:table-cell>
          <table:table-cell office:value-type="string" calcext:value-type="string">
            <text:p>classif20x20week_internet</text:p>
          </table:table-cell>
          <table:table-cell office:value-type="float" office:value="0.295699363038901" calcext:value-type="float">
            <text:p>0.295699</text:p>
          </table:table-cell>
          <table:table-cell office:value-type="float" office:value="0.233432228044" calcext:value-type="float">
            <text:p>0.233432</text:p>
          </table:table-cell>
          <table:table-cell office:value-type="float" office:value="3.55051116227945" calcext:value-type="float">
            <text:p>3.550511</text:p>
          </table:table-cell>
          <table:table-cell office:value-type="float" office:value="0.183506055897343" calcext:value-type="float">
            <text:p>0.183506</text:p>
          </table:table-cell>
          <table:table-cell office:value-type="float" office:value="0.614764330929101" calcext:value-type="float">
            <text:p>0.614764</text:p>
          </table:table-cell>
          <table:table-cell office:value-type="float" office:value="0.774771592319935" calcext:value-type="float">
            <text:p>0.774772</text:p>
          </table:table-cell>
          <table:table-cell office:value-type="float" office:value="0.820754702089429" calcext:value-type="float">
            <text:p>0.820755</text:p>
          </table:table-cell>
          <table:table-cell office:value-type="float" office:value="0.683979580361" calcext:value-type="float">
            <text:p>0.683980</text:p>
          </table:table-cell>
          <table:table-cell office:value-type="float" office:value="0.642941086691" calcext:value-type="float">
            <text:p>0.642941</text:p>
          </table:table-cell>
          <table:table-cell office:value-type="float" office:value="0.748717948718" calcext:value-type="float">
            <text:p>0.748718</text:p>
          </table:table-cell>
          <table:table-cell office:value-type="float" office:value="0.708737864078" calcext:value-type="float">
            <text:p>0.708738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10</text:p>
          </table:table-cell>
          <table:table-cell office:value-type="string" calcext:value-type="string">
            <text:p>classif20x20week_smsin</text:p>
          </table:table-cell>
          <table:table-cell office:value-type="float" office:value="0.326807914622719" calcext:value-type="float">
            <text:p>0.326808</text:p>
          </table:table-cell>
          <table:table-cell office:value-type="float" office:value="0.20780626082" calcext:value-type="float">
            <text:p>0.207806</text:p>
          </table:table-cell>
          <table:table-cell office:value-type="float" office:value="3.51195952133267" calcext:value-type="float">
            <text:p>3.511960</text:p>
          </table:table-cell>
          <table:table-cell office:value-type="float" office:value="0.171299377672387" calcext:value-type="float">
            <text:p>0.171299</text:p>
          </table:table-cell>
          <table:table-cell office:value-type="float" office:value="0.646584433562169" calcext:value-type="float">
            <text:p>0.646584</text:p>
          </table:table-cell>
          <table:table-cell office:value-type="float" office:value="0.798440787990026" calcext:value-type="float">
            <text:p>0.798441</text:p>
          </table:table-cell>
          <table:table-cell office:value-type="float" office:value="0.833176088640556" calcext:value-type="float">
            <text:p>0.833176</text:p>
          </table:table-cell>
          <table:table-cell office:value-type="float" office:value="0.69718583023" calcext:value-type="float">
            <text:p>0.697186</text:p>
          </table:table-cell>
          <table:table-cell office:value-type="float" office:value="0.676370632292" calcext:value-type="float">
            <text:p>0.676371</text:p>
          </table:table-cell>
          <table:table-cell office:value-type="float" office:value="0.766839378238" calcext:value-type="float">
            <text:p>0.766839</text:p>
          </table:table-cell>
          <table:table-cell office:value-type="float" office:value="0.732673267327" calcext:value-type="float">
            <text:p>0.732673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5</text:p>
          </table:table-cell>
          <table:table-cell office:value-type="string" calcext:value-type="string">
            <text:p>classif20x20week_smsin</text:p>
          </table:table-cell>
          <table:table-cell office:value-type="float" office:value="0.33587171903536" calcext:value-type="float">
            <text:p>0.335872</text:p>
          </table:table-cell>
          <table:table-cell office:value-type="float" office:value="0.191092063472" calcext:value-type="float">
            <text:p>0.191092</text:p>
          </table:table-cell>
          <table:table-cell office:value-type="float" office:value="3.37830809871881" calcext:value-type="float">
            <text:p>3.378308</text:p>
          </table:table-cell>
          <table:table-cell office:value-type="float" office:value="0.148370621121022" calcext:value-type="float">
            <text:p>0.148371</text:p>
          </table:table-cell>
          <table:table-cell office:value-type="float" office:value="0.698208340720316" calcext:value-type="float">
            <text:p>0.698208</text:p>
          </table:table-cell>
          <table:table-cell office:value-type="float" office:value="0.816419678783116" calcext:value-type="float">
            <text:p>0.816420</text:p>
          </table:table-cell>
          <table:table-cell office:value-type="float" office:value="0.854561396766792" calcext:value-type="float">
            <text:p>0.854561</text:p>
          </table:table-cell>
          <table:table-cell office:value-type="float" office:value="0.72369653015" calcext:value-type="float">
            <text:p>0.723697</text:p>
          </table:table-cell>
          <table:table-cell office:value-type="float" office:value="0.701030183267" calcext:value-type="float">
            <text:p>0.701030</text:p>
          </table:table-cell>
          <table:table-cell office:value-type="float" office:value="0.795918367347" calcext:value-type="float">
            <text:p>0.795918</text:p>
          </table:table-cell>
          <table:table-cell office:value-type="float" office:value="0.772277227723" calcext:value-type="float">
            <text:p>0.772277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10</text:p>
          </table:table-cell>
          <table:table-cell office:value-type="string" calcext:value-type="string">
            <text:p>classif20x20week_smsout</text:p>
          </table:table-cell>
          <table:table-cell office:value-type="float" office:value="0.341565161195053" calcext:value-type="float">
            <text:p>0.341565</text:p>
          </table:table-cell>
          <table:table-cell office:value-type="float" office:value="0.199401142929" calcext:value-type="float">
            <text:p>0.199401</text:p>
          </table:table-cell>
          <table:table-cell office:value-type="float" office:value="3.53836837120728" calcext:value-type="float">
            <text:p>3.538368</text:p>
          </table:table-cell>
          <table:table-cell office:value-type="float" office:value="0.174390134482331" calcext:value-type="float">
            <text:p>0.174390</text:p>
          </table:table-cell>
          <table:table-cell office:value-type="float" office:value="0.646508719561676" calcext:value-type="float">
            <text:p>0.646509</text:p>
          </table:table-cell>
          <table:table-cell office:value-type="float" office:value="0.790755239617148" calcext:value-type="float">
            <text:p>0.790755</text:p>
          </table:table-cell>
          <table:table-cell office:value-type="float" office:value="0.831477695572008" calcext:value-type="float">
            <text:p>0.831478</text:p>
          </table:table-cell>
          <table:table-cell office:value-type="float" office:value="0.633091527209" calcext:value-type="float">
            <text:p>0.633092</text:p>
          </table:table-cell>
          <table:table-cell office:value-type="float" office:value="0.590336736921" calcext:value-type="float">
            <text:p>0.590337</text:p>
          </table:table-cell>
          <table:table-cell office:value-type="float" office:value="0.708994708995" calcext:value-type="float">
            <text:p>0.708995</text:p>
          </table:table-cell>
          <table:table-cell office:value-type="float" office:value="0.676767676768" calcext:value-type="float">
            <text:p>0.676768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6 labels, k= 5</text:p>
          </table:table-cell>
          <table:table-cell office:value-type="string" calcext:value-type="string">
            <text:p>classif20x20week_smsout</text:p>
          </table:table-cell>
          <table:table-cell office:value-type="float" office:value="0.330320253715035" calcext:value-type="float">
            <text:p>0.330320</text:p>
          </table:table-cell>
          <table:table-cell office:value-type="float" office:value="0.196568633951" calcext:value-type="float">
            <text:p>0.196569</text:p>
          </table:table-cell>
          <table:table-cell office:value-type="float" office:value="3.39355523539159" calcext:value-type="float">
            <text:p>3.393555</text:p>
          </table:table-cell>
          <table:table-cell office:value-type="float" office:value="0.148221563407693" calcext:value-type="float">
            <text:p>0.148222</text:p>
          </table:table-cell>
          <table:table-cell office:value-type="float" office:value="0.69218135054744" calcext:value-type="float">
            <text:p>0.692181</text:p>
          </table:table-cell>
          <table:table-cell office:value-type="float" office:value="0.81111597818599" calcext:value-type="float">
            <text:p>0.811116</text:p>
          </table:table-cell>
          <table:table-cell office:value-type="float" office:value="0.855371112752596" calcext:value-type="float">
            <text:p>0.855371</text:p>
          </table:table-cell>
          <table:table-cell office:value-type="float" office:value="0.649053276318" calcext:value-type="float">
            <text:p>0.649053</text:p>
          </table:table-cell>
          <table:table-cell office:value-type="float" office:value="0.595964316901" calcext:value-type="float">
            <text:p>0.595964</text:p>
          </table:table-cell>
          <table:table-cell office:value-type="float" office:value="0.720430107527" calcext:value-type="float">
            <text:p>0.720430</text:p>
          </table:table-cell>
          <table:table-cell office:value-type="float" office:value="0.676767676768" calcext:value-type="float">
            <text:p>0.676768</text:p>
          </table:table-cell>
        </table:table-row>
        <table:table-row table:style-name="ro1">
          <table:table-cell table:style-name="ce5" table:number-columns-repeated="3"/>
          <table:table-cell table:style-name="ce7" table:number-columns-repeated="11"/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5</text:p>
          </table:table-cell>
          <table:table-cell office:value-type="string" calcext:value-type="string">
            <text:p>classif20x20week_callin</text:p>
          </table:table-cell>
          <table:table-cell office:value-type="float" office:value="0.417419259348686" calcext:value-type="float">
            <text:p>0.417419</text:p>
          </table:table-cell>
          <table:table-cell office:value-type="float" office:value="0.20127493999" calcext:value-type="float">
            <text:p>0.201275</text:p>
          </table:table-cell>
          <table:table-cell office:value-type="float" office:value="2.88175743445835" calcext:value-type="float">
            <text:p>2.881757</text:p>
          </table:table-cell>
          <table:table-cell office:value-type="float" office:value="0.147199135623211" calcext:value-type="float">
            <text:p>0.147199</text:p>
          </table:table-cell>
          <table:table-cell office:value-type="float" office:value="0.744649351145433" calcext:value-type="float">
            <text:p>0.744649</text:p>
          </table:table-cell>
          <table:table-cell office:value-type="float" office:value="0.828463239525217" calcext:value-type="float">
            <text:p>0.828463</text:p>
          </table:table-cell>
          <table:table-cell office:value-type="float" office:value="0.862091848974021" calcext:value-type="float">
            <text:p>0.862092</text:p>
          </table:table-cell>
          <table:table-cell office:value-type="float" office:value="0.700630597473" calcext:value-type="float">
            <text:p>0.700631</text:p>
          </table:table-cell>
          <table:table-cell office:value-type="float" office:value="0.690961538462" calcext:value-type="float">
            <text:p>0.690962</text:p>
          </table:table-cell>
          <table:table-cell office:value-type="float" office:value="0.756756756757" calcext:value-type="float">
            <text:p>0.756757</text:p>
          </table:table-cell>
          <table:table-cell office:value-type="float" office:value="0.744680851064" calcext:value-type="float">
            <text:p>0.744681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10</text:p>
          </table:table-cell>
          <table:table-cell office:value-type="string" calcext:value-type="string">
            <text:p>classif20x20week_callin</text:p>
          </table:table-cell>
          <table:table-cell office:value-type="float" office:value="0.414831395430852" calcext:value-type="float">
            <text:p>0.414831</text:p>
          </table:table-cell>
          <table:table-cell office:value-type="float" office:value="0.190231674074" calcext:value-type="float">
            <text:p>0.190232</text:p>
          </table:table-cell>
          <table:table-cell office:value-type="float" office:value="2.9851314660402" calcext:value-type="float">
            <text:p>2.985131</text:p>
          </table:table-cell>
          <table:table-cell office:value-type="float" office:value="0.166780000148903" calcext:value-type="float">
            <text:p>0.166780</text:p>
          </table:table-cell>
          <table:table-cell office:value-type="float" office:value="0.671909981024614" calcext:value-type="float">
            <text:p>0.671910</text:p>
          </table:table-cell>
          <table:table-cell office:value-type="float" office:value="0.81494360885828" calcext:value-type="float">
            <text:p>0.814944</text:p>
          </table:table-cell>
          <table:table-cell office:value-type="float" office:value="0.845020143169106" calcext:value-type="float">
            <text:p>0.845020</text:p>
          </table:table-cell>
          <table:table-cell office:value-type="float" office:value="0.774878110395" calcext:value-type="float">
            <text:p>0.774878</text:p>
          </table:table-cell>
          <table:table-cell office:value-type="float" office:value="0.7525" calcext:value-type="float">
            <text:p>0.752500</text:p>
          </table:table-cell>
          <table:table-cell office:value-type="float" office:value="0.827956989247" calcext:value-type="float">
            <text:p>0.827957</text:p>
          </table:table-cell>
          <table:table-cell office:value-type="float" office:value="0.81914893617" calcext:value-type="float">
            <text:p>0.819149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10</text:p>
          </table:table-cell>
          <table:table-cell office:value-type="string" calcext:value-type="string">
            <text:p>classif20x20week_callout</text:p>
          </table:table-cell>
          <table:table-cell office:value-type="float" office:value="0.429617269590924" calcext:value-type="float">
            <text:p>0.429617</text:p>
          </table:table-cell>
          <table:table-cell office:value-type="float" office:value="0.18489111922" calcext:value-type="float">
            <text:p>0.184891</text:p>
          </table:table-cell>
          <table:table-cell office:value-type="float" office:value="2.8970264463025" calcext:value-type="float">
            <text:p>2.897026</text:p>
          </table:table-cell>
          <table:table-cell office:value-type="float" office:value="0.144757998324381" calcext:value-type="float">
            <text:p>0.144758</text:p>
          </table:table-cell>
          <table:table-cell office:value-type="float" office:value="0.71538662791268" calcext:value-type="float">
            <text:p>0.715387</text:p>
          </table:table-cell>
          <table:table-cell office:value-type="float" office:value="0.841448453561744" calcext:value-type="float">
            <text:p>0.841448</text:p>
          </table:table-cell>
          <table:table-cell office:value-type="float" office:value="0.867074527800278" calcext:value-type="float">
            <text:p>0.867075</text:p>
          </table:table-cell>
          <table:table-cell office:value-type="float" office:value="0.799225063314" calcext:value-type="float">
            <text:p>0.799225</text:p>
          </table:table-cell>
          <table:table-cell office:value-type="float" office:value="0.832206959707" calcext:value-type="float">
            <text:p>0.832207</text:p>
          </table:table-cell>
          <table:table-cell office:value-type="float" office:value="0.819672131148" calcext:value-type="float">
            <text:p>0.819672</text:p>
          </table:table-cell>
          <table:table-cell office:value-type="float" office:value="0.862068965517" calcext:value-type="float">
            <text:p>0.862069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5</text:p>
          </table:table-cell>
          <table:table-cell office:value-type="string" calcext:value-type="string">
            <text:p>classif20x20week_callout</text:p>
          </table:table-cell>
          <table:table-cell office:value-type="float" office:value="0.452738151828369" calcext:value-type="float">
            <text:p>0.452738</text:p>
          </table:table-cell>
          <table:table-cell office:value-type="float" office:value="0.177426565946" calcext:value-type="float">
            <text:p>0.177427</text:p>
          </table:table-cell>
          <table:table-cell office:value-type="float" office:value="2.82119188055876" calcext:value-type="float">
            <text:p>2.821192</text:p>
          </table:table-cell>
          <table:table-cell office:value-type="float" office:value="0.130596531447261" calcext:value-type="float">
            <text:p>0.130597</text:p>
          </table:table-cell>
          <table:table-cell office:value-type="float" office:value="0.760869042851027" calcext:value-type="float">
            <text:p>0.760869</text:p>
          </table:table-cell>
          <table:table-cell office:value-type="float" office:value="0.846707294231447" calcext:value-type="float">
            <text:p>0.846707</text:p>
          </table:table-cell>
          <table:table-cell office:value-type="float" office:value="0.878168419582705" calcext:value-type="float">
            <text:p>0.878168</text:p>
          </table:table-cell>
          <table:table-cell office:value-type="float" office:value="0.811191348974" calcext:value-type="float">
            <text:p>0.811191</text:p>
          </table:table-cell>
          <table:table-cell office:value-type="float" office:value="0.804711538462" calcext:value-type="float">
            <text:p>0.804712</text:p>
          </table:table-cell>
          <table:table-cell office:value-type="float" office:value="0.843930635838" calcext:value-type="float">
            <text:p>0.843931</text:p>
          </table:table-cell>
          <table:table-cell office:value-type="float" office:value="0.83908045977" calcext:value-type="float">
            <text:p>0.839080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10</text:p>
          </table:table-cell>
          <table:table-cell office:value-type="string" calcext:value-type="string">
            <text:p>classif20x20week_internet</text:p>
          </table:table-cell>
          <table:table-cell office:value-type="float" office:value="0.385308381178086" calcext:value-type="float">
            <text:p>0.385308</text:p>
          </table:table-cell>
          <table:table-cell office:value-type="float" office:value="0.221806293407" calcext:value-type="float">
            <text:p>0.221806</text:p>
          </table:table-cell>
          <table:table-cell office:value-type="float" office:value="3.00966308830237" calcext:value-type="float">
            <text:p>3.009663</text:p>
          </table:table-cell>
          <table:table-cell office:value-type="float" office:value="0.167369933589446" calcext:value-type="float">
            <text:p>0.167370</text:p>
          </table:table-cell>
          <table:table-cell office:value-type="float" office:value="0.670002068950222" calcext:value-type="float">
            <text:p>0.670002</text:p>
          </table:table-cell>
          <table:table-cell office:value-type="float" office:value="0.816973255884418" calcext:value-type="float">
            <text:p>0.816973</text:p>
          </table:table-cell>
          <table:table-cell office:value-type="float" office:value="0.846444872657789" calcext:value-type="float">
            <text:p>0.846445</text:p>
          </table:table-cell>
          <table:table-cell office:value-type="float" office:value="0.68718335428" calcext:value-type="float">
            <text:p>0.687183</text:p>
          </table:table-cell>
          <table:table-cell office:value-type="float" office:value="0.684666583417" calcext:value-type="float">
            <text:p>0.684667</text:p>
          </table:table-cell>
          <table:table-cell office:value-type="float" office:value="0.764705882353" calcext:value-type="float">
            <text:p>0.764706</text:p>
          </table:table-cell>
          <table:table-cell office:value-type="float" office:value="0.755813953488" calcext:value-type="float">
            <text:p>0.755814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5</text:p>
          </table:table-cell>
          <table:table-cell office:value-type="string" calcext:value-type="string">
            <text:p>classif20x20week_internet</text:p>
          </table:table-cell>
          <table:table-cell office:value-type="float" office:value="0.422839450878604" calcext:value-type="float">
            <text:p>0.422839</text:p>
          </table:table-cell>
          <table:table-cell office:value-type="float" office:value="0.205718381319" calcext:value-type="float">
            <text:p>0.205718</text:p>
          </table:table-cell>
          <table:table-cell office:value-type="float" office:value="2.94533498380097" calcext:value-type="float">
            <text:p>2.945335</text:p>
          </table:table-cell>
          <table:table-cell office:value-type="float" office:value="0.160797917048719" calcext:value-type="float">
            <text:p>0.160798</text:p>
          </table:table-cell>
          <table:table-cell office:value-type="float" office:value="0.682304963995398" calcext:value-type="float">
            <text:p>0.682305</text:p>
          </table:table-cell>
          <table:table-cell office:value-type="float" office:value="0.827713355423607" calcext:value-type="float">
            <text:p>0.827713</text:p>
          </table:table-cell>
          <table:table-cell office:value-type="float" office:value="0.861661449270848" calcext:value-type="float">
            <text:p>0.861661</text:p>
          </table:table-cell>
          <table:table-cell office:value-type="float" office:value="0.758857944381" calcext:value-type="float">
            <text:p>0.758858</text:p>
          </table:table-cell>
          <table:table-cell office:value-type="float" office:value="0.778169330669" calcext:value-type="float">
            <text:p>0.778169</text:p>
          </table:table-cell>
          <table:table-cell office:value-type="float" office:value="0.804597701149" calcext:value-type="float">
            <text:p>0.804598</text:p>
          </table:table-cell>
          <table:table-cell office:value-type="float" office:value="0.813953488372" calcext:value-type="float">
            <text:p>0.813953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10</text:p>
          </table:table-cell>
          <table:table-cell office:value-type="string" calcext:value-type="string">
            <text:p>classif20x20week_smsin</text:p>
          </table:table-cell>
          <table:table-cell office:value-type="float" office:value="0.455831672952982" calcext:value-type="float">
            <text:p>0.455832</text:p>
          </table:table-cell>
          <table:table-cell office:value-type="float" office:value="0.192330024137" calcext:value-type="float">
            <text:p>0.192330</text:p>
          </table:table-cell>
          <table:table-cell office:value-type="float" office:value="2.88548982046415" calcext:value-type="float">
            <text:p>2.885490</text:p>
          </table:table-cell>
          <table:table-cell office:value-type="float" office:value="0.14523122551765" calcext:value-type="float">
            <text:p>0.145231</text:p>
          </table:table-cell>
          <table:table-cell office:value-type="float" office:value="0.695071996240018" calcext:value-type="float">
            <text:p>0.695072</text:p>
          </table:table-cell>
          <table:table-cell office:value-type="float" office:value="0.834327325231986" calcext:value-type="float">
            <text:p>0.834327</text:p>
          </table:table-cell>
          <table:table-cell office:value-type="float" office:value="0.862561675218318" calcext:value-type="float">
            <text:p>0.862562</text:p>
          </table:table-cell>
          <table:table-cell office:value-type="float" office:value="0.760962566845" calcext:value-type="float">
            <text:p>0.760963</text:p>
          </table:table-cell>
          <table:table-cell office:value-type="float" office:value="0.771958041958" calcext:value-type="float">
            <text:p>0.771958</text:p>
          </table:table-cell>
          <table:table-cell office:value-type="float" office:value="0.802197802198" calcext:value-type="float">
            <text:p>0.802198</text:p>
          </table:table-cell>
          <table:table-cell office:value-type="float" office:value="0.79347826087" calcext:value-type="float">
            <text:p>0.793478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5</text:p>
          </table:table-cell>
          <table:table-cell office:value-type="string" calcext:value-type="string">
            <text:p>classif20x20week_smsin</text:p>
          </table:table-cell>
          <table:table-cell office:value-type="float" office:value="0.464030424611298" calcext:value-type="float">
            <text:p>0.464030</text:p>
          </table:table-cell>
          <table:table-cell office:value-type="float" office:value="0.176968940149" calcext:value-type="float">
            <text:p>0.176969</text:p>
          </table:table-cell>
          <table:table-cell office:value-type="float" office:value="2.83069573240947" calcext:value-type="float">
            <text:p>2.830696</text:p>
          </table:table-cell>
          <table:table-cell office:value-type="float" office:value="0.133704680634238" calcext:value-type="float">
            <text:p>0.133705</text:p>
          </table:table-cell>
          <table:table-cell office:value-type="float" office:value="0.754670148825882" calcext:value-type="float">
            <text:p>0.754670</text:p>
          </table:table-cell>
          <table:table-cell office:value-type="float" office:value="0.848285419101353" calcext:value-type="float">
            <text:p>0.848285</text:p>
          </table:table-cell>
          <table:table-cell office:value-type="float" office:value="0.880184113399012" calcext:value-type="float">
            <text:p>0.880184</text:p>
          </table:table-cell>
          <table:table-cell office:value-type="float" office:value="0.776766208598" calcext:value-type="float">
            <text:p>0.776766</text:p>
          </table:table-cell>
          <table:table-cell office:value-type="float" office:value="0.763068181818" calcext:value-type="float">
            <text:p>0.763068</text:p>
          </table:table-cell>
          <table:table-cell office:value-type="float" office:value="0.811111111111" calcext:value-type="float">
            <text:p>0.811111</text:p>
          </table:table-cell>
          <table:table-cell office:value-type="float" office:value="0.79347826087" calcext:value-type="float">
            <text:p>0.793478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10</text:p>
          </table:table-cell>
          <table:table-cell office:value-type="string" calcext:value-type="string">
            <text:p>classif20x20week_smsout</text:p>
          </table:table-cell>
          <table:table-cell office:value-type="float" office:value="0.461878863243015" calcext:value-type="float">
            <text:p>0.461879</text:p>
          </table:table-cell>
          <table:table-cell office:value-type="float" office:value="0.183399595678" calcext:value-type="float">
            <text:p>0.183400</text:p>
          </table:table-cell>
          <table:table-cell office:value-type="float" office:value="2.93390418430123" calcext:value-type="float">
            <text:p>2.933904</text:p>
          </table:table-cell>
          <table:table-cell office:value-type="float" office:value="0.155569602610158" calcext:value-type="float">
            <text:p>0.155570</text:p>
          </table:table-cell>
          <table:table-cell office:value-type="float" office:value="0.714660982028954" calcext:value-type="float">
            <text:p>0.714661</text:p>
          </table:table-cell>
          <table:table-cell office:value-type="float" office:value="0.832225936586015" calcext:value-type="float">
            <text:p>0.832226</text:p>
          </table:table-cell>
          <table:table-cell office:value-type="float" office:value="0.860571219603708" calcext:value-type="float">
            <text:p>0.860571</text:p>
          </table:table-cell>
          <table:table-cell office:value-type="float" office:value="0.731503467511" calcext:value-type="float">
            <text:p>0.731503</text:p>
          </table:table-cell>
          <table:table-cell office:value-type="float" office:value="0.704716117216" calcext:value-type="float">
            <text:p>0.704716</text:p>
          </table:table-cell>
          <table:table-cell office:value-type="float" office:value="0.782122905028" calcext:value-type="float">
            <text:p>0.782123</text:p>
          </table:table-cell>
          <table:table-cell office:value-type="float" office:value="0.752688172043" calcext:value-type="float">
            <text:p>0.752688</text:p>
          </table:table-cell>
        </table:table-row>
        <table:table-row table:style-name="ro1">
          <table:table-cell office:value-type="string" calcext:value-type="string">
            <text:p>MLkNN</text:p>
          </table:table-cell>
          <table:table-cell office:value-type="string" calcext:value-type="string">
            <text:p>5 labels, k= 5</text:p>
          </table:table-cell>
          <table:table-cell office:value-type="string" calcext:value-type="string">
            <text:p>classif20x20week_smsout</text:p>
          </table:table-cell>
          <table:table-cell office:value-type="float" office:value="0.476340845295752" calcext:value-type="float">
            <text:p>0.476341</text:p>
          </table:table-cell>
          <table:table-cell office:value-type="float" office:value="0.176484510668" calcext:value-type="float">
            <text:p>0.176485</text:p>
          </table:table-cell>
          <table:table-cell office:value-type="float" office:value="2.79929821690882" calcext:value-type="float">
            <text:p>2.799298</text:p>
          </table:table-cell>
          <table:table-cell office:value-type="float" office:value="0.126052029247931" calcext:value-type="float">
            <text:p>0.126052</text:p>
          </table:table-cell>
          <table:table-cell office:value-type="float" office:value="0.757275210058867" calcext:value-type="float">
            <text:p>0.757275</text:p>
          </table:table-cell>
          <table:table-cell office:value-type="float" office:value="0.846591701263504" calcext:value-type="float">
            <text:p>0.846592</text:p>
          </table:table-cell>
          <table:table-cell office:value-type="float" office:value="0.881120454978964" calcext:value-type="float">
            <text:p>0.881120</text:p>
          </table:table-cell>
          <table:table-cell office:value-type="float" office:value="0.681046489742" calcext:value-type="float">
            <text:p>0.681046</text:p>
          </table:table-cell>
          <table:table-cell office:value-type="float" office:value="0.616025641026" calcext:value-type="float">
            <text:p>0.616026</text:p>
          </table:table-cell>
          <table:table-cell office:value-type="float" office:value="0.764705882353" calcext:value-type="float">
            <text:p>0.764706</text:p>
          </table:table-cell>
          <table:table-cell office:value-type="float" office:value="0.698924731183" calcext:value-type="float">
            <text:p>0.698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22P0"/>
    </number:currency-style>
    <number:number-style style:name="N123">
      <number:number number:decimal-places="4" number:min-decimal-places="4" number:min-integer-digits="1"/>
    </number:number-style>
    <number:number-style style:name="N124">
      <number:number number:decimal-places="0" number:min-decimal-places="0" number:min-integer-digits="5" number:grouping="true"/>
    </number:number-style>
    <number:number-style style:name="N125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12:15:29.844959483</meta:creation-date>
    <dc:date>2021-11-26T12:27:23.929969586</dc:date>
    <meta:editing-duration>PT11M53S</meta:editing-duration>
    <meta:editing-cycles>3</meta:editing-cycles>
    <meta:generator>LibreOffice/7.2.1.2$Linux_X86_64 LibreOffice_project/87b77fad49947c1441b67c559c339af8f3517e22</meta:generator>
    <meta:document-statistic meta:table-count="2" meta:cell-count="588" meta:object-count="0"/>
  </office:meta>
</office:document-meta>
</file>